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aaa0" officeooo:paragraph-rsid="000baaa0"/>
    </style:style>
    <style:style style:name="P2" style:family="paragraph" style:parent-style-name="Standard">
      <style:text-properties fo:font-weight="bold" officeooo:rsid="000baaa0" officeooo:paragraph-rsid="000baaa0" style:font-weight-asian="bold" style:font-weight-complex="bold"/>
    </style:style>
    <style:style style:name="P3" style:family="paragraph" style:parent-style-name="Standard">
      <style:text-properties fo:font-weight="bold" officeooo:rsid="00183978" officeooo:paragraph-rsid="00183978" style:font-weight-asian="bold" style:font-weight-complex="bold"/>
    </style:style>
    <style:style style:name="P4" style:family="paragraph" style:parent-style-name="Standard">
      <style:text-properties fo:font-weight="bold" officeooo:rsid="001a6af1" officeooo:paragraph-rsid="001a6af1" style:font-weight-asian="bold" style:font-weight-complex="bold"/>
    </style:style>
    <style:style style:name="P5" style:family="paragraph" style:parent-style-name="Standard">
      <style:text-properties fo:font-weight="bold" officeooo:rsid="001b4519" officeooo:paragraph-rsid="001b4519" style:font-weight-asian="bold" style:font-weight-complex="bold"/>
    </style:style>
    <style:style style:name="P6" style:family="paragraph" style:parent-style-name="Standard">
      <style:text-properties fo:font-weight="bold" officeooo:rsid="001ba44d" officeooo:paragraph-rsid="001ba44d" style:font-weight-asian="bold" style:font-weight-complex="bold"/>
    </style:style>
    <style:style style:name="P7" style:family="paragraph" style:parent-style-name="Standard">
      <style:text-properties style:text-underline-style="solid" style:text-underline-width="auto" style:text-underline-color="font-color" officeooo:rsid="0013610c" officeooo:paragraph-rsid="0013610c"/>
    </style:style>
    <style:style style:name="P8" style:family="paragraph" style:parent-style-name="Standard">
      <style:text-properties style:text-underline-style="solid" style:text-underline-width="auto" style:text-underline-color="font-color" officeooo:rsid="00149697" officeooo:paragraph-rsid="00149697"/>
    </style:style>
    <style:style style:name="P9" style:family="paragraph" style:parent-style-name="Standard">
      <style:text-properties style:text-underline-style="solid" style:text-underline-width="auto" style:text-underline-color="font-color" fo:font-weight="bold" officeooo:rsid="00107bb5" officeooo:paragraph-rsid="00107bb5" style:font-weight-asian="bold" style:font-weight-complex="bold"/>
    </style:style>
    <style:style style:name="P10" style:family="paragraph" style:parent-style-name="Standard">
      <style:text-properties officeooo:rsid="000ce4fc" officeooo:paragraph-rsid="000ce4fc"/>
    </style:style>
    <style:style style:name="P11" style:family="paragraph" style:parent-style-name="Standard">
      <style:text-properties officeooo:rsid="00107bb5" officeooo:paragraph-rsid="00107bb5"/>
    </style:style>
    <style:style style:name="P12" style:family="paragraph" style:parent-style-name="Standard">
      <style:text-properties style:text-underline-style="none" officeooo:rsid="0013fcc0" officeooo:paragraph-rsid="0013fcc0"/>
    </style:style>
    <style:style style:name="P13" style:family="paragraph" style:parent-style-name="Standard">
      <style:text-properties style:text-underline-style="none" officeooo:rsid="0013fcc0" officeooo:paragraph-rsid="0013610c"/>
    </style:style>
    <style:style style:name="P14" style:family="paragraph" style:parent-style-name="Standard">
      <style:text-properties style:text-underline-style="none" officeooo:rsid="000ce4fc" officeooo:paragraph-rsid="000ce4fc"/>
    </style:style>
    <style:style style:name="P15" style:family="paragraph" style:parent-style-name="Standard">
      <style:text-properties style:text-underline-style="none" officeooo:rsid="000cf41f" officeooo:paragraph-rsid="000ce4fc"/>
    </style:style>
    <style:style style:name="P16" style:family="paragraph" style:parent-style-name="Standard">
      <style:text-properties style:text-underline-style="none" officeooo:rsid="000cf41f" officeooo:paragraph-rsid="000cf41f"/>
    </style:style>
    <style:style style:name="P17" style:family="paragraph" style:parent-style-name="Standard">
      <style:text-properties style:text-underline-style="none" officeooo:rsid="000e2d0b" officeooo:paragraph-rsid="000e2d0b"/>
    </style:style>
    <style:style style:name="P18" style:family="paragraph" style:parent-style-name="Standard">
      <style:text-properties style:text-underline-style="none" officeooo:rsid="00107bb5" officeooo:paragraph-rsid="00107bb5"/>
    </style:style>
    <style:style style:name="P19" style:family="paragraph" style:parent-style-name="Standard">
      <style:text-properties style:text-underline-style="none" officeooo:rsid="00149697" officeooo:paragraph-rsid="00149697"/>
    </style:style>
    <style:style style:name="P20" style:family="paragraph" style:parent-style-name="Standard">
      <style:text-properties style:text-underline-style="none" fo:font-weight="bold" officeooo:rsid="000baaa0" officeooo:paragraph-rsid="000baaa0" style:font-weight-asian="bold" style:font-weight-complex="bold"/>
    </style:style>
    <style:style style:name="P21" style:family="paragraph" style:parent-style-name="Standard">
      <style:text-properties style:text-underline-style="none" fo:font-weight="bold" officeooo:rsid="0013fcc0" officeooo:paragraph-rsid="0013610c" style:font-weight-asian="bold" style:font-weight-complex="bold"/>
    </style:style>
    <style:style style:name="P22" style:family="paragraph" style:parent-style-name="Standard">
      <style:text-properties style:text-underline-style="none" fo:font-weight="bold" officeooo:rsid="00107bb5" officeooo:paragraph-rsid="00107bb5" style:font-weight-asian="bold" style:font-weight-complex="bold"/>
    </style:style>
    <style:style style:name="P23" style:family="paragraph" style:parent-style-name="Standard">
      <style:text-properties fo:font-weight="normal" officeooo:rsid="00188467" officeooo:paragraph-rsid="00188467" style:font-weight-asian="normal" style:font-weight-complex="normal"/>
    </style:style>
    <style:style style:name="P24" style:family="paragraph" style:parent-style-name="Standard">
      <style:text-properties fo:font-weight="normal" officeooo:rsid="001a6af1" officeooo:paragraph-rsid="001a6af1" style:font-weight-asian="normal" style:font-weight-complex="normal"/>
    </style:style>
    <style:style style:name="P25" style:family="paragraph" style:parent-style-name="Standard">
      <style:text-properties fo:font-weight="normal" officeooo:rsid="001b4519" officeooo:paragraph-rsid="001b4519" style:font-weight-asian="normal" style:font-weight-complex="normal"/>
    </style:style>
    <style:style style:name="P26" style:family="paragraph" style:parent-style-name="Standard">
      <style:text-properties officeooo:paragraph-rsid="001d1ec5"/>
    </style:style>
    <style:style style:name="P27" style:family="paragraph" style:parent-style-name="Standard">
      <style:text-properties fo:color="#000000" officeooo:rsid="001f4cdd" officeooo:paragraph-rsid="001f4cdd"/>
    </style:style>
    <style:style style:name="P28" style:family="paragraph" style:parent-style-name="Standard">
      <style:text-properties fo:color="#000000" fo:font-weight="bold" officeooo:rsid="001f4cdd" officeooo:paragraph-rsid="001f4cdd" style:font-weight-asian="bold" style:font-weight-complex="bold"/>
    </style:style>
    <style:style style:name="P29" style:family="paragraph" style:parent-style-name="Horizontal_20_Line">
      <style:text-properties officeooo:rsid="001b4519" officeooo:paragraph-rsid="001b4519"/>
    </style:style>
    <style:style style:name="P30" style:family="paragraph" style:parent-style-name="Frame_20_contents">
      <style:text-properties officeooo:rsid="00183978" officeooo:paragraph-rsid="00183978"/>
    </style:style>
    <style:style style:name="P31" style:family="paragraph" style:parent-style-name="Standard" style:list-style-name="L1">
      <style:text-properties fo:font-weight="normal" officeooo:rsid="00183978" officeooo:paragraph-rsid="00183978" style:font-weight-asian="normal" style:font-weight-complex="normal"/>
    </style:style>
    <style:style style:name="P32" style:family="paragraph" style:parent-style-name="Standard" style:list-style-name="L1">
      <style:text-properties fo:font-weight="normal" officeooo:rsid="00188467" officeooo:paragraph-rsid="00188467" style:font-weight-asian="normal" style:font-weight-complex="normal"/>
    </style:style>
    <style:style style:name="P33" style:family="paragraph" style:parent-style-name="Standard" style:list-style-name="L2">
      <style:text-properties fo:font-weight="normal" officeooo:rsid="001a6af1" officeooo:paragraph-rsid="001a6af1" style:font-weight-asian="normal" style:font-weight-complex="normal"/>
    </style:style>
    <style:style style:name="P34" style:family="paragraph" style:parent-style-name="Standard" style:list-style-name="L3">
      <style:text-properties fo:font-weight="normal" officeooo:rsid="001a6af1" officeooo:paragraph-rsid="001a6af1" style:font-weight-asian="normal" style:font-weight-complex="normal"/>
    </style:style>
    <style:style style:name="P35" style:family="paragraph" style:parent-style-name="Standard" style:list-style-name="L4">
      <style:text-properties fo:font-weight="normal" officeooo:rsid="001a6af1" officeooo:paragraph-rsid="001a6af1" style:font-weight-asian="normal" style:font-weight-complex="normal"/>
    </style:style>
    <style:style style:name="P36" style:family="paragraph" style:parent-style-name="Standard" style:list-style-name="L5">
      <style:text-properties fo:font-weight="normal" officeooo:rsid="001b4519" officeooo:paragraph-rsid="001b4519" style:font-weight-asian="normal" style:font-weight-complex="normal"/>
    </style:style>
    <style:style style:name="P37" style:family="paragraph" style:parent-style-name="Standard" style:list-style-name="L6">
      <style:text-properties fo:font-weight="normal" officeooo:rsid="001ba44d" officeooo:paragraph-rsid="001f4cdd" style:font-weight-asian="normal" style:font-weight-complex="normal"/>
    </style:style>
    <style:style style:name="P38" style:family="paragraph" style:parent-style-name="Standard" style:list-style-name="L8">
      <style:text-properties fo:font-weight="normal" officeooo:rsid="0020f81b" officeooo:paragraph-rsid="0020f81b" style:font-weight-asian="normal" style:font-weight-complex="normal"/>
    </style:style>
    <style:style style:name="P39" style:family="paragraph" style:parent-style-name="Standard" style:list-style-name="L8">
      <style:text-properties fo:font-weight="normal" officeooo:rsid="00223e03" officeooo:paragraph-rsid="00223e03" style:font-weight-asian="normal" style:font-weight-complex="normal"/>
    </style:style>
    <style:style style:name="P40" style:family="paragraph" style:parent-style-name="Standard" style:list-style-name="L8">
      <style:text-properties fo:font-weight="normal" officeooo:rsid="0022f351" officeooo:paragraph-rsid="0022f351" style:font-weight-asian="normal" style:font-weight-complex="normal"/>
    </style:style>
    <style:style style:name="P41" style:family="paragraph" style:parent-style-name="Standard" style:list-style-name="L8">
      <style:text-properties fo:font-weight="normal" officeooo:rsid="002353b0" officeooo:paragraph-rsid="002353b0" style:font-weight-asian="normal" style:font-weight-complex="normal"/>
    </style:style>
    <style:style style:name="P42" style:family="paragraph" style:parent-style-name="Standard" style:list-style-name="L6">
      <style:text-properties officeooo:paragraph-rsid="001dda0f"/>
    </style:style>
    <style:style style:name="P43" style:family="paragraph" style:parent-style-name="Standard" style:list-style-name="L6">
      <style:text-properties style:text-underline-style="none" fo:font-weight="normal" officeooo:rsid="001ba44d" officeooo:paragraph-rsid="001ba44d" style:font-weight-asian="normal" style:font-weight-complex="normal"/>
    </style:style>
    <style:style style:name="P44" style:family="paragraph" style:parent-style-name="Standard" style:list-style-name="L6">
      <style:text-properties style:text-underline-style="none" fo:font-weight="normal" officeooo:rsid="001ba44d" officeooo:paragraph-rsid="001f4cdd" style:font-weight-asian="normal" style:font-weight-complex="normal"/>
    </style:style>
    <style:style style:name="P45" style:family="paragraph" style:parent-style-name="Standard" style:list-style-name="L6">
      <style:text-properties style:text-underline-style="none" fo:font-weight="normal" officeooo:rsid="001d1ec5" officeooo:paragraph-rsid="001d1ec5" style:font-weight-asian="normal" style:font-weight-complex="normal"/>
    </style:style>
    <style:style style:name="P46" style:family="paragraph" style:parent-style-name="Standard" style:list-style-name="L6">
      <style:text-properties fo:color="#000000" officeooo:rsid="001f4cdd" officeooo:paragraph-rsid="001f4cdd"/>
    </style:style>
    <style:style style:name="P47" style:family="paragraph" style:parent-style-name="Standard" style:list-style-name="L7">
      <style:text-properties fo:color="#000000" style:text-underline-style="none" fo:font-weight="normal" officeooo:rsid="001f4cdd" officeooo:paragraph-rsid="001f4cdd" style:font-weight-asian="normal" style:font-weight-complex="normal"/>
    </style:style>
    <style:style style:name="P48" style:family="paragraph" style:parent-style-name="Standard">
      <style:text-properties fo:font-weight="bold" officeooo:rsid="001a6af1" officeooo:paragraph-rsid="001a6af1"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585b4"/>
    </style:style>
    <style:style style:name="T4" style:family="text">
      <style:text-properties style:text-underline-style="none" officeooo:rsid="001d1ec5"/>
    </style:style>
    <style:style style:name="T5" style:family="text">
      <style:text-properties style:text-underline-style="none" fo:font-weight="normal" officeooo:rsid="001d1ec5" style:font-weight-asian="normal" style:font-weight-complex="normal"/>
    </style:style>
    <style:style style:name="T6" style:family="text">
      <style:text-properties officeooo:rsid="00149697"/>
    </style:style>
    <style:style style:name="T7" style:family="text">
      <style:text-properties style:text-position="super 58%" style:text-underline-style="none"/>
    </style:style>
    <style:style style:name="T8" style:family="text">
      <style:text-properties officeooo:rsid="00188467"/>
    </style:style>
    <style:style style:name="T9" style:family="text">
      <style:text-properties officeooo:rsid="001ba44d"/>
    </style:style>
    <style:style style:name="T10" style:family="text">
      <style:text-properties fo:font-variant="normal" fo:text-transform="none" fo:color="#000000" style:font-name="Liberation Serif" fo:font-size="11pt" fo:letter-spacing="normal" fo:font-style="normal" style:text-underline-style="none" fo:font-weight="normal" officeooo:rsid="001d1ec5" style:font-size-asian="11pt" style:font-weight-asian="normal" style:font-size-complex="11pt" style:font-weight-complex="normal"/>
    </style:style>
    <style:style style:name="T11" style:family="text">
      <style:text-properties fo:font-variant="normal" fo:text-transform="none" fo:color="#000000" style:font-name="Liberation Serif" fo:font-size="12pt" fo:letter-spacing="normal" fo:font-style="normal" style:text-underline-style="none" fo:font-weight="normal" officeooo:rsid="001dda0f" style:font-size-asian="12pt" style:font-weight-asian="normal" style:font-size-complex="12pt" style:font-weight-complex="normal"/>
    </style:style>
    <style:style style:name="T12" style:family="text">
      <style:text-properties fo:color="#000000" style:text-underline-style="none" fo:font-weight="normal" officeooo:rsid="001d1ec5"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Frame">
      <style:graphic-properties style:vertical-pos="top" style:vertical-rel="paragraph-content" style:horizontal-pos="left" style:horizontal-rel="paragraph-content"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orter.py functions</text:p>
      <text:p text:style-name="P2"/>
      <text:p text:style-name="P3">Things to note</text:p>
      <text:p text:style-name="P3"/>
      <text:p text:style-name="P3">Console output when running ingest</text:p>
      <text:p text:style-name="P3"><draw:frame draw:style-name="fr1" draw:name="Frame1" text:anchor-type="paragraph" svg:width="17cm" style:rel-width="100%" draw:z-index="0"><draw:text-box fo:min-height="0.499cm"><text:p text:style-name="P30">[CRITICAL:2018-05-23 10:13:14,678:importer.py:112:_clear_import_log] Clearing import log</text:p><text:p text:style-name="P30">[INFO:2018-05-23 10:13:14,688:importer.py:120:_create_extensions] creating extension: citext</text:p><text:p text:style-name="P30">[WARNING:2018-05-23 10:13:14,996:importer.py:256:load_soil_contextual_metadata] loading Soil contextual metadata</text:p><text:p text:style-name="P30">[WARNING:2018-05-23 10:13:17,606:importer.py:284:load_marine_contextual_metadata] loading Marine contextual metadata</text:p><text:p text:style-name="P30">[WARNING:2018-05-23 10:13:30,916:importer.py:222:load_taxonomies] loading taxonomies - pass 1, defining ontologies</text:p><text:p text:style-name="P30">[WARNING:2018-05-23 10:13:30,917:importer.py:201:_taxon_rows_iter] reading taxonomy file: /data/2018-03/16S/AMD_16S_table_20180223_v132_final.taxonomy</text:p><text:p text:style-name="P30">[WARNING:2018-05-23 10:13:49,154:importer.py:225:load_taxonomies] loading taxonomies - pass 2, defining OTUs</text:p><text:p text:style-name="P30">[WARNING:2018-05-23 10:13:49,155:importer.py:230:load_taxonomies] writing out taxonomy data to CSV tempfile: /data/bpaotu-a7j56hl6</text:p><text:p text:style-name="P30">[WARNING:2018-05-23 10:13:49,155:importer.py:201:_taxon_rows_iter] reading taxonomy file: /data/2018-03/16S/AMD_16S_table_20180223_v132_final.taxonomy</text:p><text:p text:style-name="P30">[WARNING:2018-05-23 10:14:33,996:importer.py:244:load_taxonomies] loading taxonomy data from temporary CSV file</text:p></draw:text-box></draw:frame></text:p>
      <text:p text:style-name="P3"/>
      <text:p text:style-name="P3">Imports</text:p>
      <text:list xml:id="list6520421826893046487" text:style-name="L1">
        <text:list-item>
          <text:p text:style-name="P31">os for operating system things</text:p>
        </text:list-item>
        <text:list-item>
          <text:p text:style-name="P31">csv for csv file handling I guess</text:p>
        </text:list-item>
        <text:list-item>
          <text:p text:style-name="P31">tempfile for making temporary files (I guess to avoid taking memory)</text:p>
        </text:list-item>
        <text:list-item>
          <text:p text:style-name="P31">traceback – probably debugging stuff</text:p>
        </text:list-item>
        <text:list-item>
          <text:p text:style-name="P31">logging - for console info</text:p>
        </text:list-item>
        <text:list-item>
          <text:p text:style-name="P31">sqlalchemy for table creation stuff</text:p>
        </text:list-item>
        <text:list-item>
          <text:p text:style-name="P31">glob – used for finding file path patterns</text:p>
        </text:list-item>
        <text:list-item>
          <text:p text:style-name="P31">.contextual – <text:span text:style-name="T8">I think this contains all the data cleaning stuff like normalizing inputs etc</text:span></text:p>
        </text:list-item>
        <text:list-item>
          <text:p text:style-name="P32">collections – utility for creating dictionaries</text:p>
        </text:list-item>
        <text:list-item>
          <text:p text:style-name="P32">itertools – I guess for extracting zips</text:p>
        </text:list-item>
        <text:list-item>
          <text:p text:style-name="P32">.models – Contains some meta and logging for the import process I think? Might contain a bit more.</text:p>
        </text:list-item>
        <text:list-item>
          <text:p text:style-name="P32">.otu – contains all the classes used for table construction and relationships used by sqlalchemy</text:p>
        </text:list-item>
      </text:list>
      <text:p text:style-name="P23"/>
      <text:p text:style-name="P4">def try_int(s):</text:p>
      <text:list xml:id="list6353200347587559282" text:style-name="L2">
        <text:list-item>
          <text:p text:style-name="P33">Checks if something is an int. If it is then it returns it else it returns an error</text:p>
        </text:list-item>
      </text:list>
      <text:p text:style-name="P24"/>
      <text:p text:style-name="P4">def grouper(iterable, n, fillvalue=None)</text:p>
      <text:list xml:id="list7844403947106994344" text:style-name="L3">
        <text:list-item>
          <text:p text:style-name="P34">Collects data into fixed-length </text:p>
        </text:list-item>
        <text:list-item>
          <text:p text:style-name="P34">pass in the thing to iterate over, the amount to chunk it in, the padding string/char to pad the final group with. </text:p>
        </text:list-item>
        <text:list-item>
          <text:p text:style-name="P34">e.g. </text:p>
        </text:list-item>
      </text:list>
      <text:p text:style-name="P3"/>
      <text:p text:style-name="P4"><text:soft-page-break/>def otu_hash(code):</text:p>
      <text:list xml:id="list6630383533768729847" text:style-name="L4">
        <text:list-item>
          <text:p text:style-name="P35">Takes in a code and returns md5 – i think it’s encryption? I’m not 100% sure.</text:p>
        </text:list-item>
      </text:list>
      <text:p text:style-name="P24"/>
      <text:p text:style-name="P29"/>
      <text:p text:style-name="P24"/>
      <text:p text:style-name="P5">Class DataImporter:</text:p>
      <text:list xml:id="list183356350084990405" text:style-name="L5">
        <text:list-item>
          <text:p text:style-name="P36">Contains 2 dicts</text:p>
          <text:list>
            <text:list-item>
              <text:p text:style-name="P36">soil_ontologies – which as key of a ontology name and value being the class in otu.py that sqlalchemy uses to create the database tables.</text:p>
            </text:list-item>
            <text:list-item>
              <text:p text:style-name="P36">marine_ontologies – same as soil_ontologies dictionary but only 2 fields currently</text:p>
            </text:list-item>
          </text:list>
        </text:list-item>
      </text:list>
      <text:p text:style-name="P25"/>
      <text:p text:style-name="P5">def __init__<text:span text:style-name="T9">(self, import_base):</text:span></text:p>
      <text:list xml:id="list3222179477860897061" text:style-name="L8">
        <text:list-item>
          <text:p text:style-name="P38">Clears the logs for the samples with missing metadata, import file log, import ontology log. Basically just deletes all of them.</text:p>
        </text:list-item>
        <text:list-item>
          <text:p text:style-name="P39">Sets the instance of the importer _engine object to equal to otu.py’s <text:span text:style-name="T13">make_engine() </text:span><text:span text:style-name="T14">function which basically sets up the default config and links the engine to the postgres database that the stack uses.</text:span></text:p>
        </text:list-item>
        <text:list-item>
          <text:p text:style-name="P39">Creates a session using the newly created DataImporter._engine object and binds it (not 100% sure what bind does).</text:p>
        </text:list-item>
        <text:list-item>
          <text:p text:style-name="P40">Calls otu.py create_extensions() which currently just evaluates to a try statement that runs the executes on the engine “CREATE EXTENSION citext”.</text:p>
        </text:list-item>
        <text:list-item>
          <text:p text:style-name="P40">Sets the DataImporter instance <text:span text:style-name="T2">import_base to equal whatever was passed in in the parameters. I think this is essentially the base directory for the imported file. I’m not sure whether it’s the closest base for both marine and soil or if the import is set to their directory and importer is initialized twice.</text:span></text:p>
        </text:list-item>
        <text:list-item>
          <text:p text:style-name="P41"><text:span text:style-name="T2">Attempts to drop the SCHEMA. (Which I assume is otu schema).</text:span></text:p>
        </text:list-item>
        <text:list-item>
          <text:p text:style-name="P41"><text:span text:style-name="T2">Creates a new schema which is also the otu schema (essentially just clearing it out)</text:span></text:p>
        </text:list-item>
        <text:list-item>
          <text:p text:style-name="P41"><text:span text:style-name="T2">Commits the change and finishes transacting the database.</text:span></text:p>
        </text:list-item>
        <text:list-item>
          <text:p text:style-name="P41"><text:span text:style-name="T2">Base.metadata.create_all(self._engine) so basically fills in the tables in the database? (I just looked it up. Yes up until the point this method is called there is not actual tables created, just metadata about tables we want. Once metadata.create is called it evaluates the table metadatas present and goes about creating them from the metadata we’ve added.</text:span></text:p>
        </text:list-item>
      </text:list>
      <text:p text:style-name="P25"/>
      <text:p text:style-name="P6">def _<text:span text:style-name="T2">build_ontology(self, db_class, vals):</text:span></text:p>
      <text:list xml:id="list6408700259765748183" text:style-name="L6">
        <text:list-item>
          <text:p text:style-name="P43">Sorts values (I’m assuming like all the values in a column)</text:p>
        </text:list-item>
        <text:list-item>
          <text:p text:style-name="P44">For every value it </text:p>
          <text:list>
            <text:list-item>
              <text:p text:style-name="P37"><text:span text:style-name="T2">calls the db_class with the current iteration value e.g. OTUKingdom(value). </text:span><text:span text:style-name="T4">Stories this in the variable instance</text:span></text:p>
            </text:list-item>
            <text:list-item>
              <text:p text:style-name="P45">calls sqlalchemy add with the value of the instance api <text:s/>on the class session: _session.add(instance)</text:p>
            </text:list-item>
            <text:list-item>
              <text:p text:style-name="P42"><text:span text:style-name="T5">It then calls commit() on the _session which from documen</text:span><text:span text:style-name="T12">tation</text:span><text:span text:style-name="T10"> </text:span><text:span text:style-name="T11">: Flush pending changes and commit the current transaction.</text:span></text:p>
            </text:list-item>
          </text:list>
        </text:list-item>
        <text:list-item>
          <text:p text:style-name="P46">It then exits the loop and returns a dictionary which is the real value + id for each tuple in the newly created ontology table.</text:p>
        </text:list-item>
      </text:list>
      <text:p text:style-name="P27"/>
      <text:p text:style-name="P28">Def<text:span text:style-name="T2"> _load_ontology(self, ontology_defn, row_iter)</text:span></text:p>
      <text:list xml:id="list2225088998194327461" text:style-name="L7">
        <text:list-item>
          <text:p text:style-name="P47">imports the ontologies, build a mapping from permitted values into Ids in those ontologies</text:p>
        </text:list-item>
        <text:list-item>
          <text:p text:style-name="P47"/>
        </text:list-item>
      </text:list>
      <text:p text:style-name="P26"/>
      <text:p text:style-name="Horizontal_20_Line"/>
      <text:p text:style-name="P2"><text:soft-page-break/></text:p>
      <text:p text:style-name="P20">Load_soil_contextual_metadata</text:p>
      <text:p text:style-name="P1"/>
      <text:p text:style-name="P1">Gets all the rows located in the base data file + /base/*xlsx. So it just grabs first file in the data/dev/base/ that’s an xlsx.</text:p>
      <text:p text:style-name="P1"/>
      <text:p text:style-name="P1">Creates mappings using DataImporter.soil_ontologies, rows. Currently my guess is that it creates numerics values for different categories of soil ontologies.</text:p>
      <text:p text:style-name="P1"/>
      <text:p text:style-name="P10">Then calls <text:span text:style-name="T2">make_context() which is a nested funciton of this function which iterates through each row doing the following:</text:span></text:p>
      <text:p text:style-name="P14"/>
      <text:p text:style-name="P14">1. Check if the row has a bpa_id. If it has none then creates an attr (attributes) object that contains an id.</text:p>
      <text:p text:style-name="P14"/>
      <text:p text:style-name="P14">2. Iterates through DataImporter.soil_ontologies which is basically all the categories of measurements that a soil sample has. If the DataImporter list contains one not present in the sample being examined then it skips it.</text:p>
      <text:p text:style-name="P15"/>
      <text:p text:style-name="P16">For fields in the sample that are also in the DataImporter list:</text:p>
      <text:p text:style-name="P17">Creates a field called &lt;field name&gt;_id and stories in a corresponding value from the mapper to that attribute. (I think it’s basically making a foreign key for the tables.)</text:p>
      <text:p text:style-name="P1"/>
      <text:p text:style-name="P20">Load_marine_contextual_metadata</text:p>
      <text:p text:style-name="P1"/>
      <text:p text:style-name="P1"/>
      <text:p text:style-name="P11">Basically does the same thing as soil contextual except marine uses the mm parent directory for it’s xlsx data and contains much less DataImporter list items.</text:p>
      <text:p text:style-name="P11"/>
      <text:p text:style-name="P21">_load_ontology()</text:p>
      <text:p text:style-name="P7"/>
      <text:p text:style-name="P12">1. Takes the params, ontologies <text:span text:style-name="T6">which is just a list of taxonomic classifications ( keys being: kingdom, phylum etc, values being OTUKingdom, etc which are classes that take OntologyMixin and Base). I think the ontologies relates to the sqlachemy and the ability to use mixins and turn classes into tables? </text:span>and the generator <text:span text:style-name="T1">taxon</text:span>_rows_iter() which is basically coroutine that yields specific things pertaining to a row. This method defines the ontologies. </text:p>
      <text:p text:style-name="P13"/>
      <text:p text:style-name="P12">2.</text:p>
      <text:p text:style-name="P11"/>
      <text:p text:style-name="P22">taxon_rows_iter()</text:p>
      <text:p text:style-name="P9"/>
      <text:p text:style-name="P18">1. Opens the .taxonomy file</text:p>
      <text:p text:style-name="P18"/>
      <text:p text:style-name="P18">2. Checks the first column in every row. If it’s # then skip it. If it contains something then store the first column value as the otu. Save the rest of the columns as ontology parts.</text:p>
      <text:p text:style-name="P18"/>
      <text:p text:style-name="P8"><text:span text:style-name="T2">2</text:span><text:span text:style-name="T7">nd</text:span><text:span text:style-name="T2"> pass of the taxonomies – </text:span><text:span text:style-name="T3">defining the OTUs</text:span><text:span text:style-name="T2"> (not a function)</text:span></text:p>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2:09:18.979664358</meta:creation-date>
    <dc:date>2018-05-24T11:40:36.412651341</dc:date>
    <meta:editing-duration>PT49M44S</meta:editing-duration>
    <meta:editing-cycles>3</meta:editing-cycles>
    <meta:generator>LibreOffice/5.1.6.2$Linux_X86_64 LibreOffice_project/10m0$Build-2</meta:generator>
    <meta:document-statistic meta:table-count="0" meta:image-count="0" meta:object-count="0" meta:page-count="3" meta:paragraph-count="75" meta:word-count="990" meta:character-count="6739" meta:non-whitespace-character-count="5843"/>
  </office:meta>
</office:document-meta>
</file>